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429e6" officeooo:paragraph-rsid="001429e6" style:font-weight-asian="bold" style:font-weight-complex="bold"/>
    </style:style>
    <style:style style:name="P2" style:family="paragraph" style:parent-style-name="Standard">
      <style:text-properties fo:font-weight="bold" officeooo:rsid="00149f2e" officeooo:paragraph-rsid="00149f2e" style:font-weight-asian="bold" style:font-weight-complex="bold"/>
    </style:style>
    <style:style style:name="P3" style:family="paragraph" style:parent-style-name="Standard">
      <style:text-properties fo:font-weight="bold" officeooo:rsid="0020302f" officeooo:paragraph-rsid="0020302f" style:font-weight-asian="bold" style:font-weight-complex="bold"/>
    </style:style>
    <style:style style:name="P4" style:family="paragraph" style:parent-style-name="Standard">
      <style:text-properties fo:font-weight="normal" officeooo:rsid="00149f2e" officeooo:paragraph-rsid="00149f2e" style:font-weight-asian="normal" style:font-weight-complex="normal"/>
    </style:style>
    <style:style style:name="P5" style:family="paragraph" style:parent-style-name="Standard">
      <style:text-properties fo:font-weight="normal" officeooo:rsid="0015ebb6" officeooo:paragraph-rsid="0015ebb6" style:font-weight-asian="normal" style:font-weight-complex="normal"/>
    </style:style>
    <style:style style:name="P6" style:family="paragraph" style:parent-style-name="Standard">
      <style:text-properties fo:font-weight="normal" officeooo:rsid="0015ebb6" officeooo:paragraph-rsid="001dacee" style:font-weight-asian="normal" style:font-weight-complex="normal"/>
    </style:style>
    <style:style style:name="P7" style:family="paragraph" style:parent-style-name="Standard">
      <style:text-properties fo:font-weight="normal" officeooo:rsid="00163b37" officeooo:paragraph-rsid="00218146" style:font-weight-asian="normal" style:font-weight-complex="normal"/>
    </style:style>
    <style:style style:name="P8" style:family="paragraph" style:parent-style-name="Standard">
      <style:text-properties fo:font-weight="normal" officeooo:rsid="0017b025" officeooo:paragraph-rsid="0017b025" style:font-weight-asian="normal" style:font-weight-complex="normal"/>
    </style:style>
    <style:style style:name="P9" style:family="paragraph" style:parent-style-name="Standard">
      <style:text-properties fo:font-weight="normal" officeooo:rsid="0017f0e7" officeooo:paragraph-rsid="0017f0e7" style:font-weight-asian="normal" style:font-weight-complex="normal"/>
    </style:style>
    <style:style style:name="P10" style:family="paragraph" style:parent-style-name="Standard">
      <style:text-properties fo:font-weight="normal" officeooo:rsid="00189259" officeooo:paragraph-rsid="00189259" style:font-weight-asian="normal" style:font-weight-complex="normal"/>
    </style:style>
    <style:style style:name="P11" style:family="paragraph" style:parent-style-name="Standard">
      <style:text-properties fo:font-weight="normal" officeooo:rsid="001990e4" officeooo:paragraph-rsid="001990e4" style:font-weight-asian="normal" style:font-weight-complex="normal"/>
    </style:style>
    <style:style style:name="P12" style:family="paragraph" style:parent-style-name="Standard">
      <style:text-properties fo:font-weight="normal" officeooo:rsid="001a92c4" officeooo:paragraph-rsid="001a92c4" style:font-weight-asian="normal" style:font-weight-complex="normal"/>
    </style:style>
    <style:style style:name="P13" style:family="paragraph" style:parent-style-name="Standard">
      <style:text-properties fo:font-weight="normal" officeooo:rsid="001a92c4" officeooo:paragraph-rsid="001bfb7d" style:font-weight-asian="normal" style:font-weight-complex="normal"/>
    </style:style>
    <style:style style:name="P14" style:family="paragraph" style:parent-style-name="Standard">
      <style:text-properties fo:font-weight="normal" officeooo:rsid="001bfb7d" officeooo:paragraph-rsid="001bfb7d" style:font-weight-asian="normal" style:font-weight-complex="normal"/>
    </style:style>
    <style:style style:name="P15" style:family="paragraph" style:parent-style-name="Standard">
      <style:text-properties fo:font-weight="normal" officeooo:rsid="001dacee" officeooo:paragraph-rsid="001dacee" style:font-weight-asian="normal" style:font-weight-complex="normal"/>
    </style:style>
    <style:style style:name="P16" style:family="paragraph" style:parent-style-name="Standard">
      <style:text-properties fo:font-weight="normal" officeooo:rsid="001e642e" officeooo:paragraph-rsid="001e642e" style:font-weight-asian="normal" style:font-weight-complex="normal"/>
    </style:style>
    <style:style style:name="P17" style:family="paragraph" style:parent-style-name="Standard">
      <style:text-properties fo:font-weight="normal" officeooo:rsid="0020302f" officeooo:paragraph-rsid="0020302f" style:font-weight-asian="normal" style:font-weight-complex="normal"/>
    </style:style>
    <style:style style:name="P18" style:family="paragraph" style:parent-style-name="Standard">
      <style:text-properties fo:font-weight="normal" officeooo:rsid="0020302f" officeooo:paragraph-rsid="002239c9" style:font-weight-asian="normal" style:font-weight-complex="normal"/>
    </style:style>
    <style:style style:name="P19" style:family="paragraph" style:parent-style-name="Standard">
      <style:text-properties fo:font-weight="normal" officeooo:rsid="00223c82" officeooo:paragraph-rsid="00223c82" style:font-weight-asian="normal" style:font-weight-complex="normal"/>
    </style:style>
    <style:style style:name="T1" style:family="text">
      <style:text-properties officeooo:rsid="0015ebb6"/>
    </style:style>
    <style:style style:name="T2" style:family="text">
      <style:text-properties officeooo:rsid="0016a24c"/>
    </style:style>
    <style:style style:name="T3" style:family="text">
      <style:text-properties officeooo:rsid="0017f0e7"/>
    </style:style>
    <style:style style:name="T4" style:family="text">
      <style:text-properties officeooo:rsid="001a92c4"/>
    </style:style>
    <style:style style:name="T5" style:family="text">
      <style:text-properties officeooo:rsid="001bfb7d"/>
    </style:style>
    <style:style style:name="T6" style:family="text">
      <style:text-properties officeooo:rsid="001dacee"/>
    </style:style>
    <style:style style:name="T7" style:family="text">
      <style:text-properties officeooo:rsid="0020302f"/>
    </style:style>
    <style:style style:name="T8" style:family="text">
      <style:text-properties style:text-position="super 58%"/>
    </style:style>
    <style:style style:name="T9" style:family="text">
      <style:text-properties style:text-position="super 58%" officeooo:rsid="0016a24c"/>
    </style:style>
    <style:style style:name="T10" style:family="text">
      <style:text-properties style:text-position="sub 58%" officeooo:rsid="0016a24c"/>
    </style:style>
    <style:style style:name="T11" style:family="text">
      <style:text-properties officeooo:rsid="002239c9"/>
    </style:style>
    <style:style style:name="T12" style:family="text">
      <style:text-properties style:text-position="0% 100%"/>
    </style:style>
    <style:style style:name="T13" style:family="text">
      <style:text-properties style:text-position="0% 100%" officeooo:rsid="002239c9"/>
    </style:style>
    <style:style style:name="T14" style:family="text">
      <style:text-properties officeooo:rsid="0023765b"/>
    </style:style>
    <style:style style:name="T15" style:family="text">
      <style:text-properties officeooo:rsid="00238812"/>
    </style:style>
    <style:style style:name="T16" style:family="text">
      <style:text-properties officeooo:rsid="0024bb44"/>
    </style:style>
    <style:style style:name="T17" style:family="text">
      <style:text-properties officeooo:rsid="0026ab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try</text:p>
      <text:p text:style-name="P1"/>
      <text:p text:style-name="P4">Pastry is a scalable, distributed object location and routing substrate for wide-area peer-to-peer applications. Each node in the Pastry network has a unique identifier (nodeId), when presented with a message and a key, a Pastry node efficiently routes the message to the node with a nodeId that is numerically closest to the key, among all currently live Pastry nodes.</text:p>
      <text:p text:style-name="P4"/>
      <text:p text:style-name="P4">Pastry is completely decentralized, scalable, and self-organizing; it automatically adapts to the arrival, departure and failure of nodes.</text:p>
      <text:p text:style-name="P4"/>
      <text:p text:style-name="P4">Fig. 1. shows a hypothetical Pastry node with nodeId 10233102. Each Pastry node contains a leaf set, a routing table and a neighborhood set.</text:p>
      <text:p text:style-name="P4"/>
      <text:p text:style-name="P4">&lt;----&gt;</text:p>
      <text:p text:style-name="P4"/>
      <text:p text:style-name="P4">Fig. 2. depicts the working of Pastry while routing. </text:p>
      <text:p text:style-name="P4"/>
      <text:p text:style-name="P4">&lt;----&gt;</text:p>
      <text:p text:style-name="P4"/>
      <text:p text:style-name="P2">Experimental Results</text:p>
      <text:p text:style-name="P4"/>
      <text:p text:style-name="P5">All the below results are taken with b = 4, |L| = 16 and |M| = 32. <text:span text:style-name="T3">The emulated network environment maintains distance information between the Pastry nodes. Each Pastry node is assigned a location in a plane; coordinates in the plane are randomly assigned in the range [0,1000].</text:span></text:p>
      <text:p text:style-name="P5"/>
      <text:p text:style-name="P9">It is assumed that the application provides a function that allows each Pastry node to determine the “distance” of a node with a given nodeId to itself. A node with a lower distance value is assumed to be more desirable. (such a functionality is provided in the emulation)</text:p>
      <text:p text:style-name="P5"/>
      <text:p text:style-name="P4"/>
      <text:p text:style-name="P5">1. Average number of routing hops </text:p>
      <text:p text:style-name="P5"/>
      <text:p text:style-name="P5">The number of Pastry nodes are increased from 100 to 10,000 and each time 100,000 trials are performed to calculate the average.</text:p>
      <text:p text:style-name="P5"/>
      <text:p text:style-name="P8">&lt;-----&gt;</text:p>
      <text:p text:style-name="P5"/>
      <text:p text:style-name="P7">The results show that the number of route hops scale with the size of the network as predicted and is approximately equal to log <text:span text:style-name="T10">2</text:span><text:span text:style-name="T9">b</text:span> <text:span text:style-name="T2">N</text:span></text:p>
      <text:p text:style-name="P7"/>
      <text:p text:style-name="P5"/>
      <text:p text:style-name="P8">2. Average number of messages for node addition</text:p>
      <text:p text:style-name="P8"/>
      <text:p text:style-name="P8">Similar to the experiment for “average number of routing hops”, t<text:span text:style-name="T1">he number of Pastry nodes are increased from 100 to 10,000 ; </text:span>average<text:span text:style-name="T1"> </text:span>number of messages are calculated.</text:p>
      <text:p text:style-name="P8"/>
      <text:p text:style-name="P8">&lt;----&gt;</text:p>
      <text:p text:style-name="P8"/>
      <text:p text:style-name="P8">While addition the routing is performed with a special join message &amp; later the newly added node sends the state to all the nodes in the route Path, leaf set &amp; neighborhood set. The number of messages shown are the messages used to sent the state. </text:p>
      <text:p text:style-name="P8">The number of messages increase with increase in the size of the network.</text:p>
      <text:p text:style-name="P8"><text:soft-page-break/></text:p>
      <text:p text:style-name="P8">3. <text:span text:style-name="T3">Node Failures</text:span></text:p>
      <text:p text:style-name="P8"/>
      <text:p text:style-name="P10">The below figure shows the impact of failures and repairs on the route quality.</text:p>
      <text:p text:style-name="P10">The experiment is performed with 500 nodes (50 failing) to calculate the average number of routing hops in the 3 scenarios: a) no failure, b) failure with no routing <text:span text:style-name="T7">table</text:span> repair, c) failure with routing table repair. Each time 200,000 lookups are performed to calculate the average.</text:p>
      <text:p text:style-name="P10"/>
      <text:p text:style-name="P10">&lt;------&gt;</text:p>
      <text:p text:style-name="P10"/>
      <text:p text:style-name="P10">The results show that the average number of routing hops in case of “no failure” is approximately same as that of “failure with routing table repair”, though the average number of hops in case of “failure with no routing table repair” is more.</text:p>
      <text:p text:style-name="P10"/>
      <text:p text:style-name="P11">4. <text:span text:style-name="T4">Time per operation</text:span></text:p>
      <text:p text:style-name="P11"/>
      <text:p text:style-name="P12">Lenovo IdeaPad Z570 with Intel Core I5 processor is used to calculate the time per operation.</text:p>
      <text:p text:style-name="P12">Three experiments were performed : </text:p>
      <text:p text:style-name="P13"><text:span text:style-name="T5">a</text:span>) the time per addition</text:p>
      <text:p text:style-name="P12"><text:span text:style-name="T5">b</text:span>) the time per lookup <text:span text:style-name="T5">(after 20% deletion) </text:span><text:s/>considering no repair</text:p>
      <text:p text:style-name="P13"><text:span text:style-name="T5">b</text:span>) the time per lookup <text:span text:style-name="T5">(after 20% deletion) </text:span><text:s/>considering repair <text:span text:style-name="T5">of failed entries</text:span></text:p>
      <text:p text:style-name="P10"/>
      <text:p text:style-name="P14">&lt;---&gt;</text:p>
      <text:p text:style-name="P14">&lt;----&gt;</text:p>
      <text:p text:style-name="P14">&lt;----&gt;</text:p>
      <text:p text:style-name="P14"/>
      <text:p text:style-name="P14">The time per operation increases with the increase in the number of nodes which is as expected since more number of messages (or hops) will be transfer<text:span text:style-name="T16">r</text:span>ed.</text:p>
      <text:p text:style-name="P14">The time per operation in <text:span text:style-name="T6">experiment</text:span> (c) is more than that of (b) , since time will be required to repair <text:span text:style-name="T6">whenever</text:span> <text:span text:style-name="T6">a failed node is found. </text:span></text:p>
      <text:p text:style-name="P14"/>
      <text:p text:style-name="P14"/>
      <text:p text:style-name="P15">5. Efficacy per routing</text:p>
      <text:p text:style-name="P15"/>
      <text:p text:style-name="P6">The number of Pastry nodes are increased from 100 to <text:span text:style-name="T6">75</text:span>,00 and each time 100,000 trials are performed to calculate the a<text:span text:style-name="T6">verage number of leaf set accesses, routing table accesses &amp; neighborhood set accesses. Along with this percentage success of these accesses is also noted.</text:span></text:p>
      <text:p text:style-name="P6"/>
      <text:p text:style-name="P15">&lt;-----&gt;</text:p>
      <text:p text:style-name="P15">&lt;-----&gt;</text:p>
      <text:p text:style-name="P15"/>
      <text:p text:style-name="P15">The results show that the percentage success of leaf set access is very low (almost zero in the begin<text:span text:style-name="T17">n</text:span>ing) and it increases slowly. <text:span text:style-name="T15">This is expected since random diverse nodeIds are taken into account.</text:span></text:p>
      <text:p text:style-name="P15">Also the number of neighborhood set accesses is very low since majority of the time an entry is found in the routing table, which is as expected.</text:p>
      <text:p text:style-name="P15"/>
      <text:p text:style-name="P15"/>
      <text:p text:style-name="P15">6. Routing table <text:span text:style-name="T7">occupancy</text:span></text:p>
      <text:p text:style-name="P14"/>
      <text:p text:style-name="P16">Routing table <text:span text:style-name="T7">occupancy</text:span> is recorded for different number of nodes. The below graph shows such results.</text:p>
      <text:p text:style-name="P16"><text:soft-page-break/></text:p>
      <text:p text:style-name="P16">Graph 1 shows the routing table <text:span text:style-name="T7">occupancy</text:span> calculated assuming the dynamic routing tabl<text:span text:style-name="T7">e i.e. the number of rows are less for less number of nodes.</text:span></text:p>
      <text:p text:style-name="P17">Graph 2 shows the routing table occupancy calculated assuming a static routing table with 32 rows.</text:p>
      <text:p text:style-name="P17"/>
      <text:p text:style-name="P17">In the first case the routing table occupancy on average <text:span text:style-name="T14">varies between</text:span> <text:span text:style-name="T14">40-60</text:span> % in all cases, this is expected since the routing table capacity also increases.</text:p>
      <text:p text:style-name="P17">In the second case, the routing table occupancy increases gradually with increase in number of nodes.</text:p>
      <text:p text:style-name="P17"/>
      <text:p text:style-name="P17"/>
      <text:p text:style-name="P3">Comparison of Chord and Pastry</text:p>
      <text:p text:style-name="P3"/>
      <text:p text:style-name="P18">The average time per operation is calculated for both Chord and Pastry. The results show that Chord takes more time per operation than that of Pastry since the average number of messages (or hops) <text:span text:style-name="T11">for addition/deletion</text:span> are more in case of Chord. (chord : (log N)<text:span text:style-name="T8">2 </text:span><text:span text:style-name="T13">and Pastry</text:span><text:span text:style-name="T8"> </text:span><text:span text:style-name="T13">: </text:span><text:span text:style-name="T12">log N</text:span><text:span text:style-name="T13"> )</text:span></text:p>
      <text:p text:style-name="P5"/>
      <text:p text:style-name="P19">However Chord is more robust than Pastry. In pastry, message delivery will fail, if |L|/2 nodes with consecutive nodeIds fail simultaneous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20:32:46.251299811</meta:creation-date>
    <dc:date>2014-09-21T22:59:49.315465634</dc:date>
    <meta:editing-duration>PT2H17M14S</meta:editing-duration>
    <meta:editing-cycles>18</meta:editing-cycles>
    <meta:generator>LibreOffice/4.2.6.3$Linux_X86_64 LibreOffice_project/420m0$Build-3</meta:generator>
    <meta:document-statistic meta:table-count="0" meta:image-count="0" meta:object-count="0" meta:page-count="3" meta:paragraph-count="50" meta:word-count="886" meta:character-count="5137" meta:non-whitespace-character-count="4304"/>
  </office:meta>
</office:document-meta>
</file>